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8E0000026DD9C96998.png" manifest:media-type=""/>
  <manifest:file-entry manifest:full-path="Pictures/100002010000048700000268CC3FF2B8.png" manifest:media-type=""/>
  <manifest:file-entry manifest:full-path="Pictures/100002010000048E0000026D828882C4.png" manifest:media-type=""/>
  <manifest:file-entry manifest:full-path="Pictures/100002010000048E0000026D16A26DF4.png" manifest:media-type=""/>
  <manifest:file-entry manifest:full-path="Pictures/100002010000048E0000026DDDE37141.png" manifest:media-type=""/>
  <manifest:file-entry manifest:full-path="Pictures/10000201000003D2000002989EBB2CC1.png" manifest:media-type=""/>
  <manifest:file-entry manifest:full-path="Pictures/100002010000048E0000026D3EC1804D.png" manifest:media-type=""/>
  <manifest:file-entry manifest:full-path="Pictures/100002010000048E0000026D622286B7.png" manifest:media-type=""/>
  <manifest:file-entry manifest:full-path="Pictures/100002010000048E0000026DCDEB3A1E.png" manifest:media-type=""/>
  <manifest:file-entry manifest:full-path="Pictures/100002010000048E0000026D2D41146C.png" manifest:media-type=""/>
  <manifest:file-entry manifest:full-path="Pictures/100002010000048E0000026DA56DDCCC.png" manifest:media-type=""/>
  <manifest:file-entry manifest:full-path="Pictures/100002010000048E0000026D1CA39795.png" manifest:media-type=""/>
  <manifest:file-entry manifest:full-path="Pictures/100002010000048E0000026DF072F592.png" manifest:media-type=""/>
  <manifest:file-entry manifest:full-path="Pictures/100002010000048E0000026DE2057859.png" manifest:media-type=""/>
  <manifest:file-entry manifest:full-path="Pictures/10000201000003D2000002980A193608.png" manifest:media-type=""/>
  <manifest:file-entry manifest:full-path="Pictures/100002010000048E0000026DF5FA417D.png" manifest:media-type=""/>
  <manifest:file-entry manifest:full-path="Pictures/100002010000048E0000026DB6E6CB45.png" manifest:media-type=""/>
  <manifest:file-entry manifest:full-path="Pictures/100002010000066700000262ABD989F2.png" manifest:media-type=""/>
  <manifest:file-entry manifest:full-path="Pictures/100002010000048E0000026DD7545C8F.png" manifest:media-type=""/>
  <manifest:file-entry manifest:full-path="Pictures/100002010000048E0000026D3276E9A5.png" manifest:media-type=""/>
  <manifest:file-entry manifest:full-path="Pictures/100002010000048E0000026D1B5F2AED.png" manifest:media-type=""/>
  <manifest:file-entry manifest:full-path="Pictures/100002010000048E0000026D09FE8F11.png" manifest:media-type=""/>
  <manifest:file-entry manifest:full-path="Pictures/100002010000048E0000026D41194DBE.png" manifest:media-type=""/>
  <manifest:file-entry manifest:full-path="Pictures/100002010000048E0000026D6FA5C9AC.png" manifest:media-type=""/>
  <manifest:file-entry manifest:full-path="Pictures/100002010000032000000258088D171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Modellierung mit 3DsMax</text:p>
          </draw:text-box>
        </draw:frame>
        <draw:frame draw:style-name="gr1" draw:text-style-name="P1" draw:layer="layout" svg:width="21.166cm" svg:height="15.874cm" svg:x="3.634cm" svg:y="4.126cm">
          <draw:image xlink:href="Pictures/100002010000032000000258088D17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700000268CC3FF2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F072F5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41194D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E20578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D9C969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F5FA41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622286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1CA397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2D4114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CDEB3A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D7545C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1B5F2A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DDE371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3276E9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A56DDC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6FA5C9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16A26D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828882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3EC180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B6E6CB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09FE8F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draw:style-name="gr1" draw:text-style-name="P1" draw:layer="layout" svg:width="27.986cm" svg:height="19cm" svg:x="0cm" svg:y="1.2cm">
          <draw:image xlink:href="Pictures/10000201000003D2000002980A1936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draw:style-name="gr1" draw:text-style-name="P1" draw:layer="layout" svg:width="27.986cm" svg:height="19cm" svg:x="0cm" svg:y="1.2cm">
          <draw:image xlink:href="Pictures/10000201000003D2000002989EBB2C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66700000262ABD989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draw:style-name="gr1" draw:text-style-name="P1" draw:layer="layout" svg:width="21.166cm" svg:height="15.874cm" svg:x="3.4cm" svg:y="3.8cm">
          <draw:image xlink:href="Pictures/100002010000032000000258088D17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30T10:23:24.85</meta:creation-date>
    <dc:date>2013-05-07T09:18:13.59</dc:date>
    <meta:editing-duration>P0D</meta:editing-duration>
    <meta:editing-cycles>2</meta:editing-cycles>
    <meta:generator>LibreOffice/4.0.2.2$Windows_x86 LibreOffice_project/4c82dcdd6efcd48b1d8bba66bfe1989deee49c3</meta:generator>
    <meta:document-statistic meta:object-count="100"/>
  </office:meta>
</office:document-meta>
</file>